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 Semibold" svg:font-family="'Source Code Pro Semibol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08a"/>
    </style:style>
    <style:style style:name="P2" style:family="paragraph" style:parent-style-name="Standard">
      <style:text-properties officeooo:rsid="0005008a" officeooo:paragraph-rsid="0005008a"/>
    </style:style>
    <style:style style:name="P3" style:family="paragraph" style:parent-style-name="Standard">
      <style:text-properties officeooo:rsid="0005008a" officeooo:paragraph-rsid="0008175b"/>
    </style:style>
    <style:style style:name="T1" style:family="text">
      <style:text-properties officeooo:rsid="00066c82"/>
    </style:style>
    <style:style style:name="T2" style:family="text">
      <style:text-properties officeooo:rsid="000817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/>
      <text:p text:style-name="P1"/>
      <text:p text:style-name="P2">Use Cases – UML:</text:p>
      <text:p text:style-name="P2"/>
      <text:p text:style-name="P2">Movement – left right jump crouch</text:p>
      <text:p text:style-name="P2"/>
      <text:p text:style-name="P2"><text:tab/>User → while kepress down (a or d) → call PlayerMovement→ set velocity to negative or <text:tab/><text:tab/><text:tab/> <text:s/>positive → on velocity positive or negative x, flip character direction.</text:p>
      <text:p text:style-name="P2"><text:tab/>User → while kepress down (jump key) → call PlayerMovement → call jump function → set <text:tab/><text:tab/><text:tab/> <text:s/>velocity in the positive y direction.</text:p>
      <text:p text:style-name="P2"><text:tab/>User → while kepress down (crouch key) → call PlayerMovement → </text:p>
      <text:p text:style-name="P2"><text:tab/><text:tab/><text:tab/><text:tab/></text:p>
      <text:p text:style-name="P2"/>
      <text:p text:style-name="P2">Shooting – <text:span text:style-name="T1">Aiming, Direction</text:span></text:p>
      <text:p text:style-name="P2"/>
      <text:p text:style-name="P2"><text:tab/><text:span text:style-name="T1">User → key press down (fire) → instantiate shotBeam with velocity in player direction from <text:tab/><text:tab/><text:tab/>shotbarrel. <text:s/></text:span></text:p>
      <text:p text:style-name="P2"/>
      <text:p text:style-name="P2">Enemy Behavior</text:p>
      <text:p text:style-name="P2"><text:tab/></text:p>
      <text:p text:style-name="P3"><text:tab/><text:span text:style-name="T2">If PC exists → get player position → set velocity in x direction of player → If distance less than <text:tab/><text:tab/><text:tab/>a specified threshhold, switch to attack state</text:span></text:p>
      <text:p text:style-name="P2"/>
      <text:p text:style-name="P2">Fall to death</text:p>
      <text:p text:style-name="P2">Shot to death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ource Code Pro Semibold" svg:font-family="'Source Code Pro Semibol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6:07:43.422000000</meta:creation-date>
    <dc:date>2015-05-26T17:19:22.610000000</dc:date>
    <meta:editing-duration>PT10M19S</meta:editing-duration>
    <meta:editing-cycles>1</meta:editing-cycles>
    <meta:document-statistic meta:table-count="0" meta:image-count="0" meta:object-count="0" meta:page-count="1" meta:paragraph-count="14" meta:word-count="124" meta:character-count="742" meta:non-whitespace-character-count="598"/>
    <meta:generator>LibreOffice/4.4.2.2$Windows_x86 LibreOffice_project/c4c7d32d0d49397cad38d62472b0bc8acff48dd6</meta:generator>
  </office:meta>
</office:document-meta>
</file>